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0cb0" officeooo:paragraph-rsid="00100cb0"/>
    </style:style>
    <style:style style:name="P2" style:family="paragraph" style:parent-style-name="Standard">
      <style:text-properties officeooo:rsid="00100cb0" officeooo:paragraph-rsid="00100cb0"/>
    </style:style>
    <style:style style:name="P3" style:family="paragraph" style:parent-style-name="Standard">
      <style:text-properties officeooo:rsid="0011948e" officeooo:paragraph-rsid="0011948e"/>
    </style:style>
    <style:style style:name="P4" style:family="paragraph" style:parent-style-name="Standard">
      <style:text-properties officeooo:rsid="0014a0ac" officeooo:paragraph-rsid="0014a0ac"/>
    </style:style>
    <style:style style:name="P5" style:family="paragraph" style:parent-style-name="Standard">
      <style:paragraph-properties fo:break-before="page"/>
      <style:text-properties officeooo:rsid="0011948e" officeooo:paragraph-rsid="0011948e"/>
    </style:style>
    <style:style style:name="T1" style:family="text">
      <style:text-properties officeooo:rsid="0012e396"/>
    </style:style>
    <style:style style:name="T2" style:family="text">
      <style:text-properties officeooo:rsid="0014a0ac"/>
    </style:style>
    <style:style style:name="fr1"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ry Miller</text:p>
      <text:p text:style-name="P1">Lab 7 Write-Up</text:p>
      <text:p text:style-name="P1"/>
      <text:p text:style-name="P1">Part I)</text:p>
      <text:p text:style-name="P1">Most Complete Proteins given by their identifiers:</text:p>
      <text:p text:style-name="P1">The most complete protein is &gt;TPIS_ASPOR/5-247 with 0 missing amino acids. </text:p>
      <text:p text:style-name="P1">The most complete protein is &gt;TPIS_BACTN/4-247 with 0 missing amino acids. </text:p>
      <text:p text:style-name="P1">The most complete protein is &gt;TPIS_PORGI/4-248 with 0 missing amino acids. </text:p>
      <text:p text:style-name="P1">The most complete protein is &gt;TPI2_GIALA/6-249 with 0 missing amino acids. </text:p>
      <text:p text:style-name="P1">The most complete protein is &gt;TPI1_GIALA/6-249 with 0 missing amino acids. </text:p>
      <text:p text:style-name="P1">The most complete protein is &gt;Q27658_GIALA/6-249 with 0 missing amino acids. </text:p>
      <text:p text:style-name="P1">The most complete protein is &gt;O88328_RAT/6-246 with 0 missing amino acids. </text:p>
      <text:p text:style-name="P1">The most complete protein is &gt;TPIS_CLOPE/4-246 with 0 missing amino acids. </text:p>
      <text:p text:style-name="P1">The most complete protein is &gt;TPIS_CLOAB/4-246 with 0 missing amino acids. </text:p>
      <text:p text:style-name="P1">The most complete protein is &gt;TPIS_CLOTE/10-252 with 0 missing amino acids. </text:p>
      <text:p text:style-name="P1">The most complete protein is &gt;TPIS_THETN/4-246 with 0 missing amino acids. </text:p>
      <text:p text:style-name="P1">The most complete protein is &gt;TPIS_FUSNN/4-247 with 0 missing amino acids. </text:p>
      <text:p text:style-name="P1">The most complete protein is &gt;Q7P5R3_FUSNV/4-247 with 0 missing amino acids. </text:p>
      <text:p text:style-name="P1">The most complete protein is &gt;TPIS_STRP6/4-247 with 0 missing amino acids. </text:p>
      <text:p text:style-name="P1">The most complete protein is &gt;TPIS_STRP8/4-247 with 0 missing amino acids. </text:p>
      <text:p text:style-name="P1">The most complete protein is &gt;TPIS_STRP3/4-247 with 0 missing amino acids. </text:p>
      <text:p text:style-name="P1">The most complete protein is &gt;TPIS_STRPY/4-247 with 0 missing amino acids. </text:p>
      <text:p text:style-name="P1">The most complete protein is &gt;TPIS_STRR6/5-248 with 0 missing amino acids. </text:p>
      <text:p text:style-name="P1">The most complete protein is &gt;TPIS_STRPN/5-248 with 0 missing amino acids. </text:p>
      <text:p text:style-name="P1">The most complete protein is &gt;TPIS_STRT2/5-248 with 0 missing amino acids. </text:p>
      <text:p text:style-name="P1">The most complete protein is &gt;Q5M100_STRT1/5-248 with 0 missing amino acids. </text:p>
      <text:p text:style-name="P1">The most complete protein is &gt;TPIS_STRA5/5-248 with 0 missing amino acids. </text:p>
      <text:p text:style-name="P1">The most complete protein is &gt;TPIS_STRA3/5-248 with 0 missing amino acids. </text:p>
      <text:p text:style-name="P1">The most complete protein is &gt;TPIS_LACLA/4-247 with 0 missing amino acids. </text:p>
      <text:p text:style-name="P1">The most complete protein is &gt;TPIS_ENTFA/4-247 with 0 missing amino acids. </text:p>
      <text:p text:style-name="P1">The most complete protein is &gt;TPIS_STRMU/5-248 with 0 missing amino acids. </text:p>
      <text:p text:style-name="P1">The most complete protein is &gt;Q5NJZ4_LACSK/4-247 with 0 missing amino acids. </text:p>
      <text:p text:style-name="P1">The most complete protein is &gt;Q5NJY8_LACPL/4-247 with 0 missing amino acids. </text:p>
      <text:p text:style-name="P1">The most complete protein is &gt;TPIS_LACPL/4-247 with 0 missing amino acids. </text:p>
      <text:p text:style-name="P1">The most complete protein is &gt;Q74K79_LACJO/4-247 with 0 missing amino acids. </text:p>
      <text:p text:style-name="P1">The most complete protein is &gt;Q5FL49_LACAC/5-248 with 0 missing amino acids. </text:p>
      <text:p text:style-name="P1">The most complete protein is &gt;TPIS_LACDL/5-248 with 0 missing amino acids. </text:p>
      <text:p text:style-name="P1">The most complete protein is &gt;TPIS_LACDE/5-248 with 0 missing amino acids. </text:p>
      <text:p text:style-name="P1">The most complete protein is &gt;TPIS_STAAM/4-249 with 0 missing amino acids. </text:p>
      <text:p text:style-name="P1">The most complete protein is &gt;TPIS_STAAW/4-249 with 0 missing amino acids. </text:p>
      <text:p text:style-name="P1">The most complete protein is &gt;Q5HHP3_STAAC/4-249 with 0 missing amino acids. </text:p>
      <text:p text:style-name="P1">The most complete protein is &gt;TPIS_STAAN/4-249 with 0 missing amino acids. </text:p>
      <text:p text:style-name="P1">The most complete protein is &gt;TPIS_STAAR/4-249 with 0 missing amino acids. </text:p>
      <text:p text:style-name="P1">The most complete protein is &gt;TPIS_STAAU/4-249 with 0 missing amino acids. </text:p>
      <text:p text:style-name="P1">The most complete protein is &gt;Q5HQV2_STAEQ/4-249 with 0 missing amino acids. </text:p>
      <text:p text:style-name="P1">The most complete protein is &gt;TPIS_STAEP/4-249 with 0 missing amino acids. </text:p>
      <text:p text:style-name="P1">The most complete protein is &gt;TPIS_BACCR/4-247 with 0 missing amino acids. </text:p>
      <text:p text:style-name="P1">The most complete protein is &gt;Q631M0_BACCZ/4-247 with 0 missing amino acids. </text:p>
      <text:p text:style-name="P1">The most complete protein is &gt;Q6HBF1_BACHK/4-247 with 0 missing amino acids. </text:p>
      <text:p text:style-name="P1"><text:soft-page-break/>The most complete protein is &gt;Q72XY3_BACC1/4-247 with 0 missing amino acids. </text:p>
      <text:p text:style-name="P1">The most complete protein is &gt;TPIS_BACAN/4-247 with 0 missing amino acids. </text:p>
      <text:p text:style-name="P1">The most complete protein is &gt;Q65EN0_BACLD/4-247 with 0 missing amino acids. </text:p>
      <text:p text:style-name="P1">The most complete protein is &gt;TPIS_BACSU/4-247 with 0 missing amino acids. </text:p>
      <text:p text:style-name="P1">The most complete protein is &gt;TPIS_BACME/4-247 with 0 missing amino acids. </text:p>
      <text:p text:style-name="P1">The most complete protein is &gt;TPIS_BACHD/4-247 with 0 missing amino acids. </text:p>
      <text:p text:style-name="P1">The most complete protein is &gt;TPIS1_LISMO/4-247 with 0 missing amino acids. </text:p>
      <text:p text:style-name="P1">The most complete protein is &gt;TPIS1_LISIN/4-247 with 0 missing amino acids. </text:p>
      <text:p text:style-name="P1">The most complete protein is &gt;Q71WW9_LISMF/4-247 with 0 missing amino acids. </text:p>
      <text:p text:style-name="P1">The most complete protein is &gt;TPIS_BACST/4-247 with 0 missing amino acids. </text:p>
      <text:p text:style-name="P1">The most complete protein is &gt;Q5KVE5_GEOKA/4-247 with 0 missing amino acids. </text:p>
      <text:p text:style-name="P1">The most complete protein is &gt;Q5WDK7_BACSK/4-247 with 0 missing amino acids. </text:p>
      <text:p text:style-name="P1">The most complete protein is &gt;TPIS_OCEIH/4-247 with 0 missing amino acids. </text:p>
      <text:p text:style-name="P1">The most complete protein is &gt;Q67SW4_SYMTH/4-247 with 0 missing amino acids. </text:p>
      <text:p text:style-name="P1">The most complete protein is &gt;Q8GDR3_HELMO/4-246 with 0 missing amino acids. </text:p>
      <text:p text:style-name="P1">The most complete protein is &gt;Q74CP5_GEOSL/407-650 with 0 missing amino acids. </text:p>
      <text:p text:style-name="P1">The most complete protein is &gt;TPIS_RHOBA/5-248 with 0 missing amino acids. </text:p>
      <text:p text:style-name="P1">The most complete protein is &gt;Q72K37_THET2/4-246 with 0 missing amino acids. </text:p>
      <text:p text:style-name="P1">The most complete protein is &gt;Q5SJR1_THET8/4-246 with 0 missing amino acids. </text:p>
      <text:p text:style-name="P1">The most complete protein is &gt;TPIS_MYCLE/5-252 with 0 missing amino acids. </text:p>
      <text:p text:style-name="P1">The most complete protein is &gt;Q741C5_MYCPA/5-252 with 0 missing amino acids. </text:p>
      <text:p text:style-name="P1">The most complete protein is &gt;TPIS_MYCTU/5-252 with 0 missing amino acids. </text:p>
      <text:p text:style-name="P1">The most complete protein is &gt;TPIS_MYCBO/5-252 with 0 missing amino acids. </text:p>
      <text:p text:style-name="P1">The most complete protein is &gt;Q5YTQ6_NOCFA/5-252 with 0 missing amino acids. </text:p>
      <text:p text:style-name="P1">The most complete protein is &gt;Q6NH37_CORDI/5-252 with 0 missing amino acids. </text:p>
      <text:p text:style-name="P1">The most complete protein is &gt;TPIS_CORGL/5-252 with 0 missing amino acids. </text:p>
      <text:p text:style-name="P1">The most complete protein is &gt;TPIS_COREF/8-255 with 0 missing amino acids. </text:p>
      <text:p text:style-name="P1">The most complete protein is &gt;TPIS_STRCO/6-253 with 0 missing amino acids. </text:p>
      <text:p text:style-name="P1">The most complete protein is &gt;TPIS_STRAW/6-253 with 0 missing amino acids. </text:p>
      <text:p text:style-name="P1">The most complete protein is &gt;Q6A9J2_PROAC/5-254 with 0 missing amino acids. </text:p>
      <text:p text:style-name="P1">The most complete protein is &gt;TPIS_BIFLO/7-256 with 0 missing amino acids. </text:p>
      <text:p text:style-name="P1">The most complete protein is &gt;Q6AS46_DESPS/5-248 with 0 missing amino acids. </text:p>
      <text:p text:style-name="P1">The most complete protein is &gt;Q73NB9_TREDE/4-246 with 0 missing amino acids. </text:p>
      <text:p text:style-name="P1">The most complete protein is &gt;TPIS_TREPA/4-246 with 0 missing amino acids. </text:p>
      <text:p text:style-name="P1">The most complete protein is &gt;Q662V9_BORGA/4-249 with 0 missing amino acids. </text:p>
      <text:p text:style-name="P1">The most complete protein is &gt;TPIS_BORBU/4-249 with 0 missing amino acids. </text:p>
      <text:p text:style-name="P1">The most complete protein is &gt;Q6MD24_PARUW/8-250 with 0 missing amino acids. </text:p>
      <text:p text:style-name="P1">The most complete protein is &gt;Q869R8_DICDI/7-249 with 0 missing amino acids. </text:p>
      <text:p text:style-name="P1">The most complete protein is &gt;dTIM_core with 0 missing amino acids. </text:p>
      <text:p text:style-name="P1">The least complete protein is &gt;Q8ISS5_9NEOP/1-23 with 217 missing amino acids. </text:p>
      <text:p text:style-name="P1">The least complete protein is &gt;Q8I0L8_9NEOP/1-23 with 217 missing amino acids. </text:p>
      <text:p text:style-name="P1">The least complete protein is &gt;Q8I0M0_9NEOP/1-23 with 217 missing amino acids. </text:p>
      <text:p text:style-name="P1">The least complete protein is &gt;Q8I0L9_9NEOP/1-23 with 217 missing amino acids.</text:p>
      <text:p text:style-name="P1"/>
      <text:p text:style-name="P1">The most complete protein contains 0 missing amino acids</text:p>
      <text:p text:style-name="P1">The least complete protein contains 217 missing amino acids</text:p>
      <text:p text:style-name="P1"/>
      <text:p text:style-name="P1"/>
      <text:p text:style-name="P1"/>
      <text:p text:style-name="P1"><text:soft-page-break/>Part II)</text:p>
      <text:p text:style-name="P1">The lest similar protein to dTim core given by its identifier is:</text:p>
      <text:p text:style-name="P1"><text:tab/>&gt;TPISHALN1/1-207 with a similarity score of 220</text:p>
      <text:p text:style-name="P1">The most similar protein to dTIM core given by its identifier is:</text:p>
      <text:p text:style-name="P1"><text:tab/>&gt;Q7P XW 5 A N OGA/21−259 with a similarity score of 387</text:p>
      <text:p text:style-name="P1"/>
      <text:p text:style-name="P1">Part III)</text:p>
      <text:p text:style-name="P3">The difference in runtimes for sorting strings were then run on various sorting algorithms including merge sort, quick sort, MSD, and LSD. The results are given below in the following graph, a chart of the actual data values is also given for more precision. Due to the fixed data size of the strings being sorted, no measurement of the effect on different data sets could be analyzed, for that reason different algorthms were used for comparison.</text:p>
      <text:p text:style-name="P3"/>
      <text:p text:style-name="P3"/>
      <text:p text:style-name="P3"><draw:frame draw:style-name="fr1" draw:name="Object1" text:anchor-type="paragraph" svg:width="6.2992in" svg:height="3.5429in" draw:z-index="0"><draw:object xlink:href="./Object 1" xlink:type="simple" xlink:show="embed" xlink:actuate="onLoad"/><draw:image xlink:href="./ObjectReplacements/Object 1" xlink:type="simple" xlink:show="embed" xlink:actuate="onLoad"/></draw:frame></text:p>
      <text:p text:style-name="P1"/>
      <text:p text:style-name="P1"><draw:frame draw:style-name="fr1" draw:name="Object2" text:anchor-type="paragraph" svg:width="2.8492in" svg:height="1.0665in" draw:z-index="1"><draw:object xlink:href="./Object 2" xlink:type="simple" xlink:show="embed" xlink:actuate="onLoad"/><draw:image xlink:href="./ObjectReplacements/Object 2" xlink:type="simple" xlink:show="embed" xlink:actuate="onLoad"/></draw:frame></text:p>
      <text:p text:style-name="P1"/>
      <text:p text:style-name="P1"/>
      <text:p text:style-name="P1"/>
      <text:p text:style-name="P1"/>
      <text:p text:style-name="P1"/>
      <text:p text:style-name="P1"/>
      <text:p text:style-name="P1"/>
      <text:p text:style-name="P5">Part IV Downtime Questions</text:p>
      <text:p text:style-name="P3">1) Give a trace of the LSD String sort for this set of keys:</text:p>
      <text:p text:style-name="P3"><text:tab/>BCA, ABC, ABA, CAA, CBA, BAC, CAB. CBA, CBA<text:tab/></text:p>
      <text:p text:style-name="P3"/>
      <text:p text:style-name="P3"><text:tab/>BCA<text:tab/>BCA<text:tab/>CAA<text:tab/>ABA</text:p>
      <text:p text:style-name="P3"><text:tab/>ABC<text:tab/>ABA<text:tab/>ABA<text:tab/>ABC</text:p>
      <text:p text:style-name="P3"><text:tab/>ABA<text:tab/>CAA<text:tab/>CBA<text:tab/>BAC</text:p>
      <text:p text:style-name="P3"><text:tab/>CAA<text:tab/>CBA<text:tab/>CBA<text:tab/>BCA</text:p>
      <text:p text:style-name="P3"><text:tab/>CBA<text:tab/>BCA<text:tab/>BCA<text:tab/>BCA</text:p>
      <text:p text:style-name="P3"><text:tab/>BAC<text:tab/>CBA<text:tab/>BCA<text:tab/>CAA</text:p>
      <text:p text:style-name="P3"><text:tab/>CAB<text:tab/>CAB<text:tab/>CAB<text:tab/>CAB</text:p>
      <text:p text:style-name="P3"><text:tab/>BCA<text:tab/>ABC<text:tab/>BAC<text:tab/>CBA</text:p>
      <text:p text:style-name="P3"><text:tab/>CBA<text:tab/>BAC<text:tab/>ABC<text:tab/>CBA</text:p>
      <text:p text:style-name="P3"/>
      <text:p text:style-name="P3">2) Give a trace of MSD String Sort for this set of keys:</text:p>
      <text:p text:style-name="P3"><text:tab/>A, AAAA, AAB, AAA, ABA, BAAAAA</text:p>
      <text:p text:style-name="P3"/>
      <text:p text:style-name="P3"><text:tab/>A<text:tab/><text:tab/><text:tab/>A<text:tab/><text:tab/><text:tab/>A<text:tab/><text:tab/><text:tab/>A</text:p>
      <text:p text:style-name="P3"><text:tab/>AAAA<text:tab/><text:tab/>AAAA<text:tab/><text:tab/>AAAA<text:tab/><text:tab/>AAA</text:p>
      <text:p text:style-name="P3"><text:tab/>AAB<text:tab/><text:tab/>AAB<text:tab/><text:tab/>AAA<text:tab/><text:tab/>AAAA</text:p>
      <text:p text:style-name="P3"><text:tab/>AAA<text:tab/><text:tab/>AAA<text:tab/><text:tab/>AAB<text:tab/><text:tab/>AAB</text:p>
      <text:p text:style-name="P3"><text:tab/>ABA<text:tab/><text:tab/>ABA<text:tab/><text:tab/>ABA<text:tab/><text:tab/>ABA</text:p>
      <text:p text:style-name="P3"><text:tab/>BAAAAA<text:tab/>BAAAAA<text:tab/>BAAAAA<text:tab/>BAAAAA</text:p>
      <text:p text:style-name="P3"/>
      <text:p text:style-name="P3">3) We noted in the lecture that the ~7WN + 3WR runtime for LSD String Sort simplifies to being proportional to ~7WN when N is a much larher value than R. Assuming an alphabet of 256 characters and an average string length of 10 characters, what is the smallest value of N required for this approximation to be within 1% of the original computation?</text:p>
      <text:p text:style-name="P3"><text:tab/><text:span text:style-name="T2">7WN + 3WR = 1.01</text:span></text:p>
      <text:p text:style-name="P3"><text:tab/><text:span text:style-name="T2">7(10)N + 3(10)(256) = 1.01</text:span></text:p>
      <text:p text:style-name="P3"><text:tab/><text:span text:style-name="T2">70N + 7680 = 1.01</text:span></text:p>
      <text:p text:style-name="P3"><text:tab/><text:span text:style-name="T2">70N = -7678.99</text:span></text:p>
      <text:p text:style-name="P3"><text:tab/><text:span text:style-name="T2">N = -109.7</text:span></text:p>
      <text:p text:style-name="P4">N must be 110 bigger than R to be 1% within the original computation.</text:p>
      <text:p text:style-name="P3"/>
      <text:p text:style-name="P3"/>
      <text:p text:style-name="P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5T13:44:25.232985022</meta:creation-date>
    <dc:date>2016-04-15T15:42:21.589522574</dc:date>
    <meta:editing-duration>PT22M53S</meta:editing-duration>
    <meta:editing-cycles>1</meta:editing-cycles>
    <meta:generator>LibreOffice/4.2.8.2$Linux_X86_64 LibreOffice_project/420m0$Build-2</meta:generator>
    <meta:document-statistic meta:table-count="0" meta:image-count="0" meta:object-count="2" meta:page-count="4" meta:paragraph-count="128" meta:word-count="1317" meta:character-count="8483" meta:non-whitespace-character-count="71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5.72cm" svg:y="0.315cm" chart:style-name="ch2">
          <text:p>Runtime Comparisons</text:p>
        </chart:title>
        <chart:subtitle svg:x="5.772cm" svg:y="1.299cm" chart:style-name="ch3">
          <text:p>Using Various Algorithms</text:p>
        </chart:subtitle>
        <chart:legend chart:legend-position="end" svg:x="11.797cm" svg:y="4.2cm" style:legend-expansion="high" chart:style-name="ch4"/>
        <chart:plot-area chart:style-name="ch5" chart:data-source-has-labels="both" svg:x="1.33cm" svg:y="2.187cm" svg:width="10.148cm" svg:height="5.652cm">
          <chartooo:coordinate-region svg:x="2.389cm" svg:y="2.387cm" svg:width="8.174cm" svg:height="4.407cm"/>
          <chart:axis chart:dimension="x" chart:name="primary-x" chart:style-name="ch6" chartooo:axis-type="auto">
            <chartooo:date-scale/>
            <chart:title svg:x="4.309cm" svg:y="8.018cm" chart:style-name="ch7">
              <text:p>Algorithms Being Compared</text:p>
            </chart:title>
            <chart:categories table:cell-range-address="local-table.$A$2:.$A$6"/>
          </chart:axis>
          <chart:axis chart:dimension="y" chart:name="primary-y" chart:style-name="ch6">
            <chart:title svg:x="0.451cm" svg:y="6.79cm" chart:style-name="ch8">
              <text:p>Ratio of Runtime Speed</text:p>
            </chart:title>
            <chart:grid chart:style-name="ch9" chart:class="major"/>
          </chart:axis>
          <chart:series chart:style-name="ch10" chart:values-cell-range-address="local-table.$B$2:.$B$6" chart:label-cell-address="local-table.$B$1" chart:class="chart:line">
            <chart:data-point chart:repeated="5"/>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Runtime Ratio (ns)</text:p>
              </table:table-cell>
            </table:table-row>
          </table:table-header-rows>
          <table:table-rows>
            <table:table-row>
              <table:table-cell office:value-type="string">
                <text:p>LSD to Merge</text:p>
              </table:table-cell>
              <table:table-cell office:value-type="float" office:value="0.8314">
                <text:p>0.8314</text:p>
              </table:table-cell>
            </table:table-row>
            <table:table-row>
              <table:table-cell office:value-type="string">
                <text:p>LSD to Quick</text:p>
              </table:table-cell>
              <table:table-cell office:value-type="float" office:value="0.458">
                <text:p>0.458</text:p>
              </table:table-cell>
            </table:table-row>
            <table:table-row>
              <table:table-cell office:value-type="string">
                <text:p>MSD to Merge</text:p>
              </table:table-cell>
              <table:table-cell office:value-type="float" office:value="1.3474">
                <text:p>1.3474</text:p>
              </table:table-cell>
            </table:table-row>
            <table:table-row>
              <table:table-cell office:value-type="string">
                <text:p>MSD to Quick</text:p>
              </table:table-cell>
              <table:table-cell office:value-type="float" office:value="0.923">
                <text:p>0.923</text:p>
              </table:table-cell>
            </table:table-row>
            <table:table-row>
              <table:table-cell office:value-type="string">
                <text:p>MSD to Lsd</text:p>
              </table:table-cell>
              <table:table-cell office:value-type="float" office:value="1.5442">
                <text:p>1.544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0717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26">
      <style:text-properties style:text-position=""/>
    </style:style>
    <style:style style:name="ce2" style:family="table-cell" style:parent-style-name="Default" style:data-style-name="N126"/>
  </office:automatic-styles>
  <office:body>
    <office:spreadsheet>
      <table:table table:name="Sheet1" table:style-name="ta1">
        <table:table-column table:style-name="co1" table:default-cell-style-name="Default"/>
        <table:table-column table:style-name="co2" table:number-columns-repeated="2" table:default-cell-style-name="Default"/>
        <table:table-row table:style-name="ro1" table:number-rows-repeated="31">
          <table:table-cell table:number-columns-repeated="3"/>
        </table:table-row>
        <table:table-row table:style-name="ro1">
          <table:table-cell office:value-type="string" calcext:value-type="string">
            <text:p>Algorithms</text:p>
          </table:table-cell>
          <table:table-cell office:value-type="string" calcext:value-type="string">
            <text:p>Mean</text:p>
          </table:table-cell>
          <table:table-cell office:value-type="string" calcext:value-type="string">
            <text:p>St Dev</text:p>
          </table:table-cell>
        </table:table-row>
        <table:table-row table:style-name="ro1">
          <table:table-cell office:value-type="string" calcext:value-type="string">
            <text:p>LSD VS Merge</text:p>
          </table:table-cell>
          <table:table-cell office:value-type="float" office:value="0.8314" calcext:value-type="float">
            <text:p>0.8314</text:p>
          </table:table-cell>
          <table:table-cell table:style-name="ce2" office:value-type="float" office:value="0.113524446706425" calcext:value-type="float">
            <text:p>0.1135</text:p>
          </table:table-cell>
        </table:table-row>
        <table:table-row table:style-name="ro1">
          <table:table-cell office:value-type="string" calcext:value-type="string">
            <text:p>LSD VS Quick</text:p>
          </table:table-cell>
          <table:table-cell office:value-type="float" office:value="1.3474" calcext:value-type="float">
            <text:p>1.3474</text:p>
          </table:table-cell>
          <table:table-cell table:style-name="ce2" office:value-type="float" office:value="0.216213413089938" calcext:value-type="float">
            <text:p>0.2162</text:p>
          </table:table-cell>
        </table:table-row>
        <table:table-row table:style-name="ro1">
          <table:table-cell office:value-type="string" calcext:value-type="string">
            <text:p>MSD VS Merge</text:p>
          </table:table-cell>
          <table:table-cell office:value-type="float" office:value="0.923" calcext:value-type="float">
            <text:p>0.923</text:p>
          </table:table-cell>
          <table:table-cell table:style-name="ce2" office:value-type="float" office:value="0.0882524787187306" calcext:value-type="float">
            <text:p>0.0883</text:p>
          </table:table-cell>
        </table:table-row>
        <table:table-row table:style-name="ro1">
          <table:table-cell office:value-type="string" calcext:value-type="string">
            <text:p>MSD VS Quick</text:p>
          </table:table-cell>
          <table:table-cell office:value-type="float" office:value="0.923" calcext:value-type="float">
            <text:p>0.923</text:p>
          </table:table-cell>
          <table:table-cell table:style-name="ce2" office:value-type="float" office:value="0.0882524787187306" calcext:value-type="float">
            <text:p>0.0883</text:p>
          </table:table-cell>
        </table:table-row>
        <table:table-row table:style-name="ro1">
          <table:table-cell office:value-type="string" calcext:value-type="string">
            <text:p>MSD VS LSD</text:p>
          </table:table-cell>
          <table:table-cell office:value-type="float" office:value="1.5442" calcext:value-type="float">
            <text:p>1.5442</text:p>
          </table:table-cell>
          <table:table-cell table:style-name="ce2" office:value-type="float" office:value="0.437201738331402" calcext:value-type="float">
            <text:p>0.437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9" number:min-integer-digits="1"/>
    </number:number-style>
    <number:number-style style:name="N122">
      <number:number number:decimal-places="8" number:min-integer-digits="1"/>
    </number:number-style>
    <number:number-style style:name="N123">
      <number:number number:decimal-places="7" number:min-integer-digits="1"/>
    </number:number-style>
    <number:number-style style:name="N124">
      <number:number number:decimal-places="6" number:min-integer-digits="1"/>
    </number:number-style>
    <number:number-style style:name="N125">
      <number:number number:decimal-places="5" number:min-integer-digits="1"/>
    </number:number-style>
    <number:number-style style:name="N126">
      <number:number number:decimal-places="4" number:min-integer-digits="1"/>
    </number:number-style>
    <number:number-style style:name="N127">
      <number:number number:decimal-places="3"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15">00/00/0000</text:date>, <text:time style:data-style-name="N2" text:time-value="14:55:59.210251861">00:00:00</text:time></text:p>
        </style:region-right>
      </style:header>
      <style:header-left style:display="false"/>
      <style:footer>
        <text:p>Page <text:page-number>1</text:page-number> / <text:page-count>99</text:page-count></text:p>
      </style:footer>
      <style:footer-left style:display="false"/>
    </style:master-page>
  </office:master-styles>
</office:document-styles>
</file>